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6pt" fo:font-style="normal" fo:text-shadow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908cm" svg:height="3.25cm" svg:x="1.016cm" svg:y="1.016cm">
          <draw:text-box>
            <text:p text:style-name="P1"><text:span text:style-name="T1">HYMN #340</text:span></text:p>
            <text:p text:style-name="P1"><text:span text:style-name="T2">“</text:span><text:span text:style-name="T2">Lift Up Your Heads, Ye Mighty Gat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3.876cm" svg:height="7.011cm" svg:x="1.778cm" svg:y="1.016cm">
          <draw:text-box>
            <text:p text:style-name="P1"><text:span text:style-name="T3">1. </text:span><text:span text:style-name="T4">Lift up your heads, ye mighty gates!</text:span><text:span text:style-name="T4"><text:line-break/></text:span><text:span text:style-name="T4">Behold, the King of glory waits.</text:span><text:span text:style-name="T4"><text:line-break/></text:span><text:span text:style-name="T4">The King of kings is drawing near;</text:span><text:span text:style-name="T4"><text:line-break/></text:span><text:span text:style-name="T4">The Savior of the world is 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1.082cm" svg:height="7.011cm" svg:x="3.302cm" svg:y="1.016cm">
          <draw:text-box>
            <text:p text:style-name="P1"><text:span text:style-name="T4">Life and salvation He doth bring;</text:span><text:span text:style-name="T4"><text:line-break/></text:span><text:span text:style-name="T4">Therefore rejoice and gladly sing.</text:span><text:span text:style-name="T4"><text:line-break/></text:span><text:span text:style-name="T4">To God the Father raise</text:span><text:span text:style-name="T4"><text:line-break/></text:span><text:span text:style-name="T4">Your joyful songs of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7" draw:layer="layout" svg:width="23.114cm" svg:height="7.011cm" svg:x="2.286cm" svg:y="1.016cm">
          <draw:text-box>
            <text:p text:style-name="P6"><text:span text:style-name="T5">2.</text:span><text:span text:style-name="T6"> A righteous Helper comes to thee;</text:span><text:span text:style-name="T6"><text:line-break/></text:span><text:span text:style-name="T6">His chariot is humility,</text:span><text:span text:style-name="T6"><text:line-break/></text:span><text:span text:style-name="T6">His kingly crown is holiness,</text:span><text:span text:style-name="T6"><text:line-break/></text:span><text:span text:style-name="T6">His scepter, pity in distr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8" draw:layer="layout" svg:width="23.368cm" svg:height="7.011cm" svg:x="2.286cm" svg:y="1.016cm">
          <draw:text-box>
            <text:p text:style-name="P6"><text:span text:style-name="T6">The end of all our woe He brings;</text:span><text:span text:style-name="T6"><text:line-break/></text:span><text:span text:style-name="T6">Therefore the earth is glad and sings.</text:span><text:span text:style-name="T6"><text:line-break/></text:span><text:span text:style-name="T6">To Christ the Savior raise</text:span><text:span text:style-name="T6"><text:line-break/></text:span><text:span text:style-name="T6">Your grateful hymns of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7" draw:layer="layout" svg:width="23.622cm" svg:height="7.011cm" svg:x="2.032cm" svg:y="1.016cm">
          <draw:text-box>
            <text:p text:style-name="P6"><text:span text:style-name="T5">3. </text:span><text:span text:style-name="T6">How blest the land, the city blest,</text:span><text:span text:style-name="T6"><text:line-break/></text:span><text:span text:style-name="T6">Where Christ the ruler is confessed!</text:span><text:span text:style-name="T6"><text:line-break/></text:span><text:span text:style-name="T6">O peaceful hearts and happy homes</text:span><text:span text:style-name="T6"><text:line-break/></text:span><text:span text:style-name="T6">To whom this King in triumph com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9" draw:layer="layout" svg:width="22.352cm" svg:height="7.011cm" svg:x="3.048cm" svg:y="1.016cm">
          <draw:text-box>
            <text:p text:style-name="P6"><text:span text:style-name="T6">The cloudless sun of joy is He</text:span><text:span text:style-name="T6"><text:line-break/></text:span><text:span text:style-name="T6">Who comes to set His people free.</text:span><text:span text:style-name="T6"><text:line-break/></text:span><text:span text:style-name="T6">To God the Spirit raise</text:span><text:span text:style-name="T6"><text:line-break/></text:span><text:span text:style-name="T6">Your happy shouts of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10" draw:layer="layout" svg:width="23.876cm" svg:height="7.011cm" svg:x="2.032cm" svg:y="1.016cm">
          <draw:text-box>
            <text:p text:style-name="P6"><text:span text:style-name="T5">4. </text:span><text:span text:style-name="T6">Fling wide the portals of your heart;</text:span><text:span text:style-name="T6"><text:line-break/></text:span><text:span text:style-name="T6">Make it a temple set apart</text:span><text:span text:style-name="T6"><text:line-break/></text:span><text:span text:style-name="T6">From earthly use for heav’n’s employ,</text:span><text:span text:style-name="T6"><text:line-break/></text:span><text:span text:style-name="T6">Adorned with prayer and love and jo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7" draw:layer="layout" svg:width="21.59cm" svg:height="7.011cm" svg:x="3.556cm" svg:y="0.863cm">
          <draw:text-box>
            <text:p text:style-name="P6"><text:span text:style-name="T6">So shall your Sov’reign enter in</text:span><text:span text:style-name="T6"><text:line-break/></text:span><text:span text:style-name="T6">And new and nobler life begin.</text:span><text:span text:style-name="T6"><text:line-break/></text:span><text:span text:style-name="T6">To God alone be praise</text:span><text:span text:style-name="T6"><text:line-break/></text:span><text:span text:style-name="T6">For word and deed and gr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4" draw:layer="layout" svg:width="23.368cm" svg:height="7.011cm" svg:x="2.286cm" svg:y="0.992cm">
          <draw:text-box>
            <text:p text:style-name="P1"><text:span text:style-name="T5">5. </text:span><text:span text:style-name="T6">Redeemer, come and open wide</text:span><text:span text:style-name="T6"><text:line-break/></text:span><text:span text:style-name="T6">My heart to Thee; here, Lord, abide!</text:span><text:span text:style-name="T6"><text:line-break/></text:span><text:span text:style-name="T6">O enter with Thy grace divine;</text:span><text:span text:style-name="T6"><text:line-break/></text:span><text:span text:style-name="T6">Thy face of mercy on me s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4" draw:text-style-name="P12" draw:layer="layout" svg:width="23.622cm" svg:height="10.771cm" svg:x="2.032cm" svg:y="1.016cm">
          <draw:text-box>
            <text:p text:style-name="P1"><text:span text:style-name="T6">Thy Holy Spirit guide us on</text:span><text:span text:style-name="T6"><text:line-break/></text:span><text:span text:style-name="T6">Until our glorious goal is won.</text:span><text:span text:style-name="T6"><text:line-break/></text:span><text:span text:style-name="T6">Eternal praise and fame</text:span><text:span text:style-name="T6"><text:line-break/></text:span><text:span text:style-name="T6">We offer to Thy name.</text:span></text:p>
            <text:p text:style-name="P11"><text:span text:style-name="T7"><text:line-break/></text:span><text:span text:style-name="T7"/></text:p>
            <text:p text:style-name="P11"><text:span text:style-name="T7"/></text:p>
            <text:p text:style-name="P11"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0:57:41.955000000</meta:creation-date>
    <dc:title>Hymn template</dc:title>
    <meta:editing-duration>PT12M3S</meta:editing-duration>
    <meta:editing-cycles>5</meta:editing-cycles>
    <meta:generator>LibreOffice/6.0.7.3$Windows_X86_64 LibreOffice_project/dc89aa7a9eabfd848af146d5086077aeed2ae4a5</meta:generator>
    <meta:initial-creator>Arthur Hoch</meta:initial-creator>
    <dc:date>2019-01-13T12:02:11.873000000</dc:date>
    <meta:document-statistic meta:object-count="186"/>
    <meta:template xlink:type="simple" xlink:actuate="onRequest" xlink:title="Hymn template" xlink:href="../../AppData/Roaming/LibreOffice/4/user/template/Worship%20Templsates/Hymn%20template.otp" meta:date="2014-12-04T10:57:41.628000000"/>
  </office:meta>
</office:document-meta>
</file>